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2" svg:font-family="FreeSans" style:font-family-generic="swiss"/>
    <style:font-face style:name="Courier 10 Pitch" svg:font-family="'Courier 10 Pitch'" style:font-pitch="fixed"/>
    <style:font-face style:name="AIRBORNE" svg:font-family="AIRBORNE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104in" style:rel-column-width="7669*"/>
    </style:style>
    <style:style style:name="Table1.B" style:family="table-column">
      <style:table-column-properties style:column-width="6.1146in" style:rel-column-width="57866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4.8729in" style:rel-column-width="7017*"/>
    </style:style>
    <style:style style:name="Table3.B" style:family="table-column">
      <style:table-column-properties style:column-width="2.0521in" style:rel-column-width="295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 style:list-style-name="L1">
      <style:text-properties fo:font-weight="normal" style:font-weight-asian="normal" style:font-weight-complex="normal"/>
    </style:style>
    <style:style style:name="P8" style:family="paragraph" style:parent-style-name="Standard">
      <style:paragraph-properties fo:break-before="page"/>
      <style:text-properties fo:font-weight="normal" style:font-weight-asian="normal" style:font-weight-complex="normal"/>
    </style:style>
    <style:style style:name="P9" style:family="paragraph" style:parent-style-name="Table_20_Contents">
      <style:text-properties style:font-name="Courier 10 Pitch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>
      <style:paragraph-properties fo:text-align="center"/>
    </style:style>
    <style:style style:name="T1" style:family="text">
      <style:text-properties style:font-name="Courier 10 Pitch"/>
    </style:style>
    <style:style style:name="T2" style:family="text">
      <style:text-properties style:font-name="Courier 10 Pitch"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riend Functions and Classes</text:p>
      <text:p text:style-name="P3">This is not turn-in work, but these are all important facts you should learn.</text:p>
      <text:p text:style-name="P3"/>
      <text:p text:style-name="P2">1.<text:tab/>What can Friends of a class do that is special?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a.</text:p>
          </table:table-cell>
          <table:table-cell table:style-name="Table1.A1" office:value-type="string">
            <text:p text:style-name="Table_20_Contents">Access public static members of that class</text:p>
          </table:table-cell>
        </table:table-row>
        <table:table-row>
          <table:table-cell table:style-name="Table1.A1" office:value-type="string">
            <text:p text:style-name="P5">b.</text:p>
          </table:table-cell>
          <table:table-cell table:style-name="Table1.A1" office:value-type="string">
            <text:p text:style-name="Table_20_Contents">Access private and protected members of that class</text:p>
          </table:table-cell>
        </table:table-row>
        <table:table-row>
          <table:table-cell table:style-name="Table1.A1" office:value-type="string">
            <text:p text:style-name="P5">c.</text:p>
          </table:table-cell>
          <table:table-cell table:style-name="Table1.A1" office:value-type="string">
            <text:p text:style-name="Table_20_Contents">Directly call destructors of that class</text:p>
          </table:table-cell>
        </table:table-row>
        <table:table-row>
          <table:table-cell table:style-name="Table1.A1" office:value-type="string">
            <text:p text:style-name="P5">d.</text:p>
          </table:table-cell>
          <table:table-cell table:style-name="Table1.A1" office:value-type="string">
            <text:p text:style-name="Table_20_Contents">Access protected members of that class through anonymous functions</text:p>
          </table:table-cell>
        </table:table-row>
      </table:table>
      <text:p text:style-name="P2"/>
      <text:p text:style-name="P2"/>
      <text:p text:style-name="P2">2.<text:tab/>Here is a class, add two Friends:</text:p>
      <text:list xml:id="list704299541" text:style-name="L1">
        <text:list-item>
          <text:p text:style-name="P7">A friend function:<text:line-break/><text:span text:style-name="T1">void Birthday( Animal&amp; animal );</text:span></text:p>
        </text:list-item>
        <text:list-item>
          <text:p text:style-name="P7">A friend class named <text:span text:style-name="T2">ZooKeeper<text:line-break/></text:span>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9">class Animal</text:p>
            <text:p text:style-name="P9">{</text:p>
            <text:p text:style-name="P9"><text:tab/>public:</text:p>
            <text:p text:style-name="P9"><text:tab/>Animal();</text:p>
            <text:p text:style-name="P9"></text:p>
            <text:p text:style-name="P9"></text:p>
            <text:p text:style-name="P9"></text:p>
            <text:p text:style-name="P9"></text:p>
            <text:p text:style-name="P9"><text:tab/>private:</text:p>
            <text:p text:style-name="P9"><text:tab/>string m_name;</text:p>
            <text:p text:style-name="P9"><text:tab/>int m_age;</text:p>
            <text:p text:style-name="P9"><text:tab/>int m_attack;</text:p>
            <text:p text:style-name="P9">};</text:p>
          </table:table-cell>
        </table:table-row>
      </table:table>
      <text:p text:style-name="P2"/>
      <text:p text:style-name="P2"/>
      <text:p text:style-name="P8">3.<text:tab/>Friend Relationships...<text:line-break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If the <text:span text:style-name="T3">Aardvark</text:span><text:span text:style-name="T5"> class declares the </text:span><text:span text:style-name="T3">Bear</text:span><text:span text:style-name="T5"> class as a friend, and the </text:span><text:span text:style-name="T4">Bear</text:span><text:span text:style-name="T6"> class has declared the </text:span><text:span text:style-name="T4">Cow</text:span><text:span text:style-name="T6"> class as a friend, is </text:span><text:span text:style-name="T4">Cow</text:span><text:span text:style-name="T6"> a friend of </text:span><text:span text:style-name="T4">Aardvark</text:span><text:span text:style-name="T6">?</text:span></text:p>
            <text:p text:style-name="Table_20_Contents"><draw:ellipse text:anchor-type="paragraph" draw:z-index="0" draw:style-name="gr1" draw:text-style-name="P11" svg:width="0.9724in" svg:height="0.4516in" svg:x="1.8in" svg:y="0.1346in"><text:p text:style-name="P11">Bear</text:p></draw:ellipse><draw:ellipse text:anchor-type="paragraph" draw:z-index="1" draw:style-name="gr1" draw:text-style-name="P11" svg:width="0.9724in" svg:height="0.4516in" svg:x="3.2583in" svg:y="0.1346in"><text:p text:style-name="P11">Cow</text:p></draw:ellipse><draw:ellipse text:anchor-type="paragraph" draw:z-index="4" draw:style-name="gr1" draw:text-style-name="P11" svg:width="0.9724in" svg:height="0.4516in" svg:x="0.3075in" svg:y="0.1346in"><text:p text:style-name="P11">Aardvark</text:p></draw:ellipse><text:span text:style-name="T6"/></text:p>
            <text:p text:style-name="Table_20_Contents"><draw:custom-shape text:anchor-type="paragraph" draw:z-index="2" draw:style-name="gr2" svg:width="0.5205in" svg:height="0.185in" svg:x="1.2799in" svg:y="0.072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style-name="gr2" svg:width="0.5205in" svg:height="0.185in" svg:x="2.772in" svg:y="0.075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6"/></text:p>
            <text:p text:style-name="Table_20_Contents"><text:span text:style-name="T6"/></text:p>
            <text:p text:style-name="Table_20_Contents"><text:span text:style-name="T6"/></text:p>
          </table:table-cell>
          <table:table-cell table:style-name="Table3.B1" office:value-type="string">
            <text:p text:style-name="P5">Yes<text:tab/><text:tab/>No</text:p>
          </table:table-cell>
        </table:table-row>
        <table:table-row>
          <table:table-cell table:style-name="Table3.A2" office:value-type="string">
            <text:p text:style-name="Table_20_Contents">If the <text:span text:style-name="T3">ZooKeeper</text:span><text:span text:style-name="T5"> class is a friend of the </text:span><text:span text:style-name="T3">Animal</text:span><text:span text:style-name="T5"> class, is the </text:span><text:span text:style-name="T3">Animal</text:span><text:span text:style-name="T5"> class a friend of the </text:span><text:span text:style-name="T3">ZooKeeper</text:span><text:span text:style-name="T5"> class?</text:span></text:p>
            <text:p text:style-name="Table_20_Contents"><draw:ellipse text:anchor-type="paragraph" draw:z-index="5" draw:style-name="gr1" draw:text-style-name="P11" svg:width="0.9724in" svg:height="0.4516in" svg:x="2.7236in" svg:y="0.2193in"><text:p text:style-name="P11">ZooKeeper</text:p></draw:ellipse><text:span text:style-name="T5"/></text:p>
            <text:p text:style-name="Table_20_Contents"><draw:ellipse text:anchor-type="paragraph" draw:z-index="6" draw:style-name="gr1" draw:text-style-name="P11" svg:width="0.9724in" svg:height="0.4516in" svg:x="0.8945in" svg:y="0.028in"><text:p text:style-name="P11">Animal</text:p></draw:ellipse><draw:custom-shape text:anchor-type="paragraph" draw:z-index="7" draw:style-name="gr2" svg:width="0.8571in" svg:height="0.185in" svg:x="1.8665in" svg:y="0.1575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5"/></text:p>
            <text:p text:style-name="Table_20_Contents"><text:span text:style-name="T5"/></text:p>
            <text:p text:style-name="Table_20_Contents"><text:span text:style-name="T5"/></text:p>
          </table:table-cell>
          <table:table-cell table:style-name="Table3.B2" office:value-type="string">
            <text:p text:style-name="P5">Yes<text:tab/><text:tab/>No</text:p>
          </table:table-cell>
        </table:table-row>
        <table:table-row>
          <table:table-cell table:style-name="Table3.A2" office:value-type="string">
            <text:p text:style-name="Table_20_Contents">If the <text:span text:style-name="T3">ZooKeeper</text:span><text:span text:style-name="T5"> class is a friend of the </text:span><text:span text:style-name="T3">Animal</text:span><text:span text:style-name="T5"> class, and the </text:span><text:span text:style-name="T3">ZooKeepersKid</text:span><text:span text:style-name="T5"> class inherits from </text:span><text:span text:style-name="T3">ZooKeeper</text:span><text:span text:style-name="T5">, is </text:span><text:span text:style-name="T3">ZooKeepersKid</text:span><text:span text:style-name="T5"> a friend of the </text:span><text:span text:style-name="T3">Animal</text:span><text:span text:style-name="T5"> class?</text:span></text:p>
            <text:p text:style-name="Table_20_Contents"><draw:ellipse text:anchor-type="paragraph" draw:z-index="8" draw:style-name="gr1" draw:text-style-name="P11" svg:width="0.9724in" svg:height="0.4516in" svg:x="0.7665in" svg:y="0.1516in"><text:p text:style-name="P11">ZooKeeper</text:p></draw:ellipse><draw:ellipse text:anchor-type="paragraph" draw:z-index="10" draw:style-name="gr1" draw:text-style-name="P11" svg:width="0.9724in" svg:height="0.4516in" svg:x="3.0126in" svg:y="0.1346in"><text:p text:style-name="P11">Animal</text:p></draw:ellipse></text:p>
            <text:p text:style-name="Table_20_Contents"><draw:custom-shape text:anchor-type="paragraph" draw:z-index="11" draw:style-name="gr2" svg:width="1.274in" svg:height="0.185in" svg:x="1.739in" svg:y="0.106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      <text:p text:style-name="Table_20_Contents"/>
            <text:p text:style-name="Table_20_Contents"><draw:custom-shape text:anchor-type="paragraph" draw:z-index="16" draw:style-name="gr2" svg:width="0.2087in" svg:height="0.3835in" svg:x="1.1409in" svg:y="0.02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      <text:p text:style-name="Table_20_Contents"/>
            <text:p text:style-name="Table_20_Contents"><draw:ellipse text:anchor-type="paragraph" draw:z-index="9" draw:style-name="gr1" draw:text-style-name="P11" svg:width="1.474in" svg:height="0.4516in" svg:x="0.489in" svg:y="0.028in"><text:p text:style-name="P11">ZooKeepersKid</text:p></draw:ellipse></text:p>
            <text:p text:style-name="Table_20_Contents"/>
            <text:p text:style-name="Table_20_Contents"/>
          </table:table-cell>
          <table:table-cell table:style-name="Table3.B2" office:value-type="string">
            <text:p text:style-name="P5">Yes<text:tab/><text:tab/>No</text:p>
          </table:table-cell>
        </table:table-row>
        <table:table-row>
          <table:table-cell table:style-name="Table3.A2" office:value-type="string">
            <text:p text:style-name="Table_20_Contents">If the <text:span text:style-name="T3">ZooKeeper</text:span><text:span text:style-name="T5"> class is a friend of the </text:span><text:span text:style-name="T3">Animal</text:span><text:span text:style-name="T5"> class, and the </text:span><text:span text:style-name="T3">Duck</text:span><text:span text:style-name="T5"> class inherits from </text:span><text:span text:style-name="T3">Animal</text:span><text:span text:style-name="T5">, is the </text:span><text:span text:style-name="T3">ZooKeeper</text:span><text:span text:style-name="T5"> class a friend of </text:span><text:span text:style-name="T3">Duck</text:span><text:span text:style-name="T5"> class?</text:span></text:p>
            <text:p text:style-name="Table_20_Contents"/>
            <text:p text:style-name="Table_20_Contents"><draw:ellipse text:anchor-type="paragraph" draw:z-index="12" draw:style-name="gr1" draw:text-style-name="P11" svg:width="0.9724in" svg:height="0.4516in" svg:x="0.7783in" svg:y="0.0008in"><text:p text:style-name="P11">ZooKeeper</text:p></draw:ellipse><draw:ellipse text:anchor-type="paragraph" draw:z-index="13" draw:style-name="gr1" draw:text-style-name="P11" svg:width="0.9724in" svg:height="0.4516in" svg:x="3.0244in" svg:y="0.0417in"><text:p text:style-name="P11">Animal</text:p></draw:ellipse><draw:custom-shape text:anchor-type="paragraph" draw:z-index="14" draw:style-name="gr2" svg:width="1.274in" svg:height="0.185in" svg:x="1.7508in" svg:y="0.140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      <text:p text:style-name="Table_20_Contents"/>
            <text:p text:style-name="Table_20_Contents"><draw:custom-shape text:anchor-type="paragraph" draw:z-index="17" draw:style-name="gr2" svg:width="0.2087in" svg:height="0.3835in" svg:x="3.3752in" svg:y="0.1098in"><text:p/>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      <text:p text:style-name="Table_20_Contents"/>
            <text:p text:style-name="Table_20_Contents"><draw:ellipse text:anchor-type="paragraph" draw:z-index="15" draw:style-name="gr1" draw:text-style-name="P11" svg:width="0.9724in" svg:height="0.4516in" svg:x="3.0244in" svg:y="0.111in"><text:p text:style-name="P11">Duck</text:p></draw:ellipse></text:p>
            <text:p text:style-name="Table_20_Contents"/>
            <text:p text:style-name="Table_20_Contents"/>
            <text:p text:style-name="Table_20_Contents"/>
          </table:table-cell>
          <table:table-cell table:style-name="Table3.B2" office:value-type="string">
            <text:p text:style-name="P5">ZooKeeper is not friends with Duck</text:p>
            <text:p text:style-name="P5"/>
            <text:p text:style-name="P5">ZooKeeper is friends with Duck and can access all of Duck's private &amp; protected members</text:p>
            <text:p text:style-name="P5"/>
            <text:p text:style-name="P5">ZooKeeper is a friend of Duck, but can only access the protected members of Animal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2" svg:font-family="FreeSans" style:font-family-generic="swiss"/>
    <style:font-face style:name="Courier 10 Pitch" svg:font-family="'Courier 10 Pitch'" style:font-pitch="fixed"/>
    <style:font-face style:name="AIRBORNE" svg:font-family="AIRBORNE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in" fo:margin-right="0in" fo:margin-top="0in" fo:margin-bottom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2.3626in" fo:margin-right="0in" fo:margin-top="0in" fo:margin-bottom="0.0398in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2.8346in" fo:margin-right="0in" fo:margin-top="0in" fo:margin-bottom="0in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3.3071in" fo:margin-right="0in" fo:margin-top="0in" fo:margin-bottom="0in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3.7799in" fo:margin-right="0in" fo:margin-top="0in" fo:margin-bottom="0in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4.252in" fo:margin-right="0in" fo:margin-top="0in" fo:margin-bottom="0in" fo:text-indent="-0.2362in" style:auto-text-indent="false">
        <style:tab-stops/>
      </style:paragraph-properties>
    </style:style>
    <style:style style:name="lyt-techpoly_7e_LT_7e_Gliederung_20_1" style:display-name="lyt-techpoly~LT~Gliederung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2.3626in" fo:margin-right="0in" fo:margin-top="0in" fo:margin-bottom="0.0398in" fo:text-indent="-0.2362in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2.8346in" fo:margin-right="0in" fo:margin-top="0in" fo:margin-bottom="0in" fo:text-indent="-0.2362in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3.3071in" fo:margin-right="0in" fo:margin-top="0in" fo:margin-bottom="0in" fo:text-indent="-0.2362in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3.7799in" fo:margin-right="0in" fo:margin-top="0in" fo:margin-bottom="0in" fo:text-indent="-0.2362in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4.252in" fo:margin-right="0in" fo:margin-top="0in" fo:margin-bottom="0in" fo:text-indent="-0.2362in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in" fo:margin-right="0in" fo:margin-top="0in" fo:margin-bottom="0in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Friend Functions and Classes - <text:page-number text:select-page="current">1</text:page-number>/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6T19:07:02</meta:creation-date>
    <dc:date>2013-07-01T18:06:22</dc:date>
    <meta:editing-duration>PT2H34M53S</meta:editing-duration>
    <meta:editing-cycles>265</meta:editing-cycles>
    <meta:generator>LibreOffice/3.5$Linux_X86_64 LibreOffice_project/350m1$Build-2</meta:generator>
    <meta:document-statistic meta:table-count="3" meta:image-count="0" meta:object-count="0" meta:page-count="2" meta:paragraph-count="39" meta:word-count="253" meta:character-count="1411" meta:non-whitespace-character-count="1172"/>
  </office:meta>
</office:document-meta>
</file>